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solid" svg:stroke-width="0.026cm" svg:stroke-color="#4d4d4d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dash" draw:stroke-dash="Dash_20_1" svg:stroke-width="0.044cm" svg:stroke-color="#333333" draw:stroke-linejoin="miter" draw:fill="solid" draw:fill-color="#1c1c1c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min-height="0.319cm" fo:min-width="0.557cm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dash" draw:stroke-dash="Dash_20_2" svg:stroke-width="0.026cm" svg:stroke-color="#1c1c1c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width="0.044cm" svg:stroke-color="#333333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33333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fill="none" draw:textarea-horizontal-align="center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4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5" style:family="paragraph">
      <style:paragraph-properties fo:margin-left="0cm" fo:margin-right="0cm" fo:text-indent="0cm"/>
      <style:text-properties fo:font-size="14pt"/>
    </style:style>
    <style:style style:name="P6" style:family="paragraph">
      <style:text-properties fo:font-size="14pt"/>
    </style:style>
    <style:style style:name="P7" style:family="paragraph">
      <style:paragraph-properties fo:margin-left="0cm" fo:margin-right="0cm" fo:text-indent="0cm"/>
      <style:text-properties fo:color="#ffffff"/>
    </style:style>
    <style:style style:name="P8" style:family="paragraph">
      <style:text-properties fo:color="#ffffff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/>
      <style:text-properties fo:font-size="28pt"/>
    </style:style>
    <style:style style:name="P11" style:family="paragraph">
      <style:text-properties fo:font-size="28pt"/>
    </style:style>
    <style:style style:name="T1" style:family="text">
      <style:text-properties fo:color="#ffffff" fo:font-size="8pt" fo:language="en" fo:country="GB" style:font-size-asian="8pt" style:font-size-complex="8pt"/>
    </style:style>
    <style:style style:name="T2" style:family="text">
      <style:text-properties fo:font-size="14pt"/>
    </style:style>
    <style:style style:name="T3" style:family="text">
      <style:text-properties fo:color="#ffffff"/>
    </style:style>
    <style:style style:name="T4" style:family="text">
      <style:text-properties fo:font-size="14pt" fo:font-weight="bold"/>
    </style:style>
    <style:style style:name="T5" style:family="text">
      <style:text-properties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0.6cm" svg:height="0.6cm" svg:x="1.913cm" svg:y="4.57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513cm" svg:y1="4.875cm" svg:x2="3.514cm" svg:y2="4.875cm">
          <text:p/>
        </draw:line>
        <draw:custom-shape draw:style-name="gr1" draw:text-style-name="P1" draw:layer="layout" svg:width="0.599cm" svg:height="0.6cm" svg:x="3.514cm" svg:y="4.57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118cm" svg:y1="4.875cm" svg:x2="5.119cm" svg:y2="4.875cm">
          <text:p/>
        </draw:line>
        <draw:custom-shape draw:style-name="gr1" draw:text-style-name="P1" draw:layer="layout" svg:width="0.599cm" svg:height="0.6cm" svg:x="5.119cm" svg:y="4.57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113cm" svg:y1="4.569cm" svg:x2="5.079cm" svg:y2="3.607cm">
          <text:p/>
        </draw:line>
        <draw:custom-shape draw:style-name="gr3" draw:text-style-name="P1" draw:layer="layout" svg:width="0.599cm" svg:height="0.6cm" svg:x="5.119cm" svg:y="3.2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cm" svg:height="0.599cm" svg:x="3.519cm" svg:y="6.2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057cm" svg:height="0.579cm" svg:x="3.281cm" svg:y="6.214cm">
          <text:p text:style-name="P3"><text:span text:style-name="T1">STA</text:span></text:p>
          <draw:enhanced-geometry svg:viewBox="0 0 21600 21600" draw:type="mso-spt202" draw:enhanced-path="M 0 0 L 21600 0 21600 21600 0 21600 0 0 Z N"/>
        </draw:custom-shape>
        <draw:line draw:style-name="gr6" draw:text-style-name="P2" draw:layer="layout" svg:x1="3.815cm" svg:y1="5.182cm" svg:x2="3.819cm" svg:y2="6.183cm">
          <text:p/>
        </draw:line>
        <draw:frame draw:style-name="gr7" draw:text-style-name="P6" draw:layer="layout" svg:width="3.897cm" svg:height="2.471cm" svg:x="6.58cm" svg:y="3.122cm">
          <draw:text-box>
            <text:p text:style-name="P5"><text:span text:style-name="T2">40 – 60 %</text:span></text:p>
            <text:p text:style-name="P5"><text:span text:style-name="T2">contain STA at </text:span></text:p>
            <text:p text:style-name="P5"><text:span text:style-name="T2">residue 2 with </text:span></text:p>
            <text:p text:style-name="P5"><text:span text:style-name="T2">linkage:</text:span></text:p>
          </draw:text-box>
        </draw:frame>
        <draw:frame draw:style-name="gr7" draw:text-style-name="P8" draw:layer="layout" svg:width="0.853cm" svg:height="0.962cm" svg:x="1.772cm" svg:y="4.41cm">
          <draw:text-box>
            <text:p text:style-name="P7"><text:span text:style-name="T3">1</text:span></text:p>
          </draw:text-box>
        </draw:frame>
        <draw:frame draw:style-name="gr7" draw:text-style-name="P8" draw:layer="layout" svg:width="0.853cm" svg:height="0.962cm" svg:x="3.373cm" svg:y="4.41cm">
          <draw:text-box>
            <text:p text:style-name="P7"><text:span text:style-name="T3">2</text:span></text:p>
          </draw:text-box>
        </draw:frame>
        <draw:frame draw:style-name="gr7" draw:text-style-name="P8" draw:layer="layout" svg:width="0.853cm" svg:height="0.962cm" svg:x="4.973cm" svg:y="4.41cm">
          <draw:text-box>
            <text:p text:style-name="P7"><text:span text:style-name="T3">3</text:span></text:p>
          </draw:text-box>
        </draw:frame>
        <draw:frame draw:style-name="gr7" draw:text-style-name="P8" draw:layer="layout" svg:width="0.853cm" svg:height="0.962cm" svg:x="4.973cm" svg:y="3.11cm">
          <draw:text-box>
            <text:p text:style-name="P7"><text:span text:style-name="T3">4</text:span></text:p>
          </draw:text-box>
        </draw:frame>
        <draw:line draw:style-name="gr6" draw:text-style-name="P2" draw:layer="layout" svg:x1="8.723cm" svg:y1="5.183cm" svg:x2="9.724cm" svg:y2="5.183cm">
          <text:p/>
        </draw:line>
        <draw:custom-shape draw:style-name="gr1" draw:text-style-name="P1" draw:layer="layout" svg:width="0.6cm" svg:height="0.6cm" svg:x="11.314cm" svg:y="4.57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914cm" svg:y1="4.876cm" svg:x2="12.915cm" svg:y2="4.876cm">
          <text:p/>
        </draw:line>
        <draw:custom-shape draw:style-name="gr1" draw:text-style-name="P1" draw:layer="layout" svg:width="0.599cm" svg:height="0.6cm" svg:x="12.915cm" svg:y="4.57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519cm" svg:y1="4.876cm" svg:x2="14.52cm" svg:y2="4.876cm">
          <text:p/>
        </draw:line>
        <draw:custom-shape draw:style-name="gr1" draw:text-style-name="P1" draw:layer="layout" svg:width="0.599cm" svg:height="0.6cm" svg:x="14.52cm" svg:y="4.57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514cm" svg:y1="4.57cm" svg:x2="14.48cm" svg:y2="3.608cm">
          <text:p/>
        </draw:line>
        <draw:custom-shape draw:style-name="gr3" draw:text-style-name="P1" draw:layer="layout" svg:width="0.599cm" svg:height="0.6cm" svg:x="14.52cm" svg:y="3.29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0.853cm" svg:height="0.962cm" svg:x="11.173cm" svg:y="4.411cm">
          <draw:text-box>
            <text:p text:style-name="P7"><text:span text:style-name="T3">1</text:span></text:p>
          </draw:text-box>
        </draw:frame>
        <draw:frame draw:style-name="gr7" draw:text-style-name="P8" draw:layer="layout" svg:width="0.853cm" svg:height="0.962cm" svg:x="12.774cm" svg:y="4.411cm">
          <draw:text-box>
            <text:p text:style-name="P7"><text:span text:style-name="T3">2</text:span></text:p>
          </draw:text-box>
        </draw:frame>
        <draw:frame draw:style-name="gr7" draw:text-style-name="P8" draw:layer="layout" svg:width="0.853cm" svg:height="0.962cm" svg:x="14.374cm" svg:y="4.411cm">
          <draw:text-box>
            <text:p text:style-name="P7"><text:span text:style-name="T3">3</text:span></text:p>
          </draw:text-box>
        </draw:frame>
        <draw:frame draw:style-name="gr7" draw:text-style-name="P8" draw:layer="layout" svg:width="0.853cm" svg:height="0.962cm" svg:x="14.374cm" svg:y="3.111cm">
          <draw:text-box>
            <text:p text:style-name="P7"><text:span text:style-name="T3">4</text:span></text:p>
          </draw:text-box>
        </draw:frame>
        <draw:custom-shape draw:style-name="gr8" draw:text-style-name="P1" draw:layer="layout" svg:width="0.247cm" svg:height="2.247cm" svg:x="15.277cm" svg:y="3.122cm">
          <text:p/>
          <draw:enhanced-geometry svg:viewBox="0 0 21600 21600" draw:glue-points="0 0 0 21600 21600 10800" draw:text-areas="0 ?f9 7800 ?f10" draw:type="right-brace" draw:modifiers="1800 11052.151898734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1" draw:layer="layout" svg:width="0.6cm" svg:height="0.599cm" draw:transform="rotate (-0.785398163398487) translate (16.989cm 3.846cm)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4.672cm" svg:height="2.471cm" svg:x="17.781cm" svg:y="3.123cm">
          <draw:text-box>
            <text:p text:style-name="P5"><text:span text:style-name="T2">Residue</text:span></text:p>
            <text:p text:style-name="P5"><text:span text:style-name="T2">is either connected</text:span></text:p>
            <text:p text:style-name="P5"><text:span text:style-name="T2">to residue 3 </text:span><text:span text:style-name="T4">or</text:span><text:span text:style-name="T2"> 4 </text:span></text:p>
            <text:p text:style-name="P5"><text:span text:style-name="T2">with linkage:</text:span></text:p>
          </draw:text-box>
        </draw:frame>
        <draw:custom-shape draw:style-name="gr9" draw:text-style-name="P1" draw:layer="layout" svg:width="0.391cm" svg:height="0.343cm" draw:transform="rotate (-0.785398163398487) translate (20.308cm 3.227cm)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5.524cm" svg:y1="4.283cm" svg:x2="16.525cm" svg:y2="4.283cm">
          <text:p/>
        </draw:line>
        <draw:rect draw:style-name="gr10" draw:text-style-name="P9" draw:layer="layout" svg:width="9.72cm" svg:height="5.177cm" svg:x="0.69cm" svg:y="1.955cm">
          <text:p/>
        </draw:rect>
        <draw:rect draw:style-name="gr10" draw:text-style-name="P9" draw:layer="layout" svg:width="11.695cm" svg:height="5.177cm" svg:x="10.89cm" svg:y="1.956cm">
          <text:p/>
        </draw:rect>
        <draw:frame draw:style-name="gr7" draw:text-style-name="P11" draw:layer="layout" svg:width="1.158cm" svg:height="1.352cm" svg:x="0.833cm" svg:y="2.083cm">
          <draw:text-box>
            <text:p text:style-name="P10"><text:span text:style-name="T5">A</text:span></text:p>
          </draw:text-box>
        </draw:frame>
        <draw:frame draw:style-name="gr7" draw:text-style-name="P11" draw:layer="layout" svg:width="1.158cm" svg:height="1.352cm" svg:x="11.103cm" svg:y="2.118cm">
          <draw:text-box>
            <text:p text:style-name="P10"><text:span text:style-name="T5">B</text:span></text:p>
          </draw:text-box>
        </draw:frame>
        <draw:line draw:style-name="gr6" draw:text-style-name="P2" draw:layer="layout" svg:x1="21.024cm" svg:y1="5.183cm" svg:x2="22.025cm" svg:y2="5.183cm">
          <text:p/>
        </draw:line>
        <presentation:notes draw:style-name="dp2">
          <draw:page-thumbnail draw:style-name="gr11" draw:layer="layout" svg:width="14.848cm" svg:height="11.135cm" svg:x="3.07cm" svg:y="2.257cm" draw:page-number="1" presentation:class="page"/>
          <draw:frame presentation:style-name="pr1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1" draw:display-name="Dash 1" draw:style="rect" draw:dots1="1" draw:dots1-length="0.044cm" draw:distance="0.044cm"/>
    <draw:stroke-dash draw:name="Dash_20_2" draw:display-name="Dash 2" draw:style="rect" draw:dots2="1" draw:dots2-length="0.104cm" draw:distance="0.07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Albany AMT'" style:font-pitch-asian="variable" style:font-size-asian="44pt" style:font-style-asian="normal" style:font-weight-asian="normal" style:font-family-complex="'Albany AMT'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20pt" style:font-style-asian="normal" style:font-weight-asian="normal" style:font-family-complex="'Albany AMT'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page-number>1</text:page-number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4-23T16:55:40</meta:creation-date>
    <dc:date>2007-04-23T17:08:51</dc:date>
    <dc:language>de-DE</dc:language>
    <meta:editing-cycles>3</meta:editing-cycles>
    <meta:editing-duration>PT13M12S</meta:editing-duration>
    <meta:user-defined meta:name="Info 1"/>
    <meta:user-defined meta:name="Info 2"/>
    <meta:user-defined meta:name="Info 3"/>
    <meta:user-defined meta:name="Info 4"/>
    <meta:document-statistic meta:object-count="60"/>
  </office:meta>
</office:document-meta>
</file>